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color="#1c1c1c" loext:opacity="100%"/>
    </style:style>
    <style:style style:name="T1" style:family="text">
      <style:text-properties fo:font-variant="normal" fo:text-transform="none" fo:color="#ffffff" loext:opacity="100%" style:font-name="apple-system" fo:font-size="8pt" fo:letter-spacing="normal" fo:font-style="normal" fo:font-weight="normal"/>
    </style:style>
    <style:style style:name="T2" style:family="text">
      <style:text-properties fo:font-variant="normal" fo:text-transform="none" style:font-name="apple-system" fo:font-size="8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reate a fully functional digital stopwatch web application using HTML, CSS , React and Javascript. The stopwatch will provide precise time measurements up to milliseconds, incorporate features like lap time recording, and include keyboard shortcuts for enhanced usability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5T15:09:37.227000000</meta:creation-date>
    <dc:date>2023-12-25T15:10:56.051000000</dc:date>
    <meta:editing-duration>PT1M19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" meta:word-count="38" meta:character-count="274" meta:non-whitespace-character-count="236"/>
  </office:meta>
</office:document-meta>
</file>